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5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ffffff" fo:border="0.002cm solid #000000"/>
    </style:style>
    <style:style style:name="ce10" style:family="table-cell" style:parent-style-name="Default">
      <style:table-cell-properties fo:border-bottom="0.002cm solid #000000" fo:background-color="#999999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02cm solid #000000" fo:border-top="0.002cm solid #000000"/>
    </style:style>
    <style:style style:name="ce12" style:family="table-cell" style:parent-style-name="Default">
      <style:table-cell-properties fo:border-bottom="none" fo:border-left="none" fo:border-right="0.002cm solid #000000" fo:border-top="none"/>
      <style:text-properties fo:font-size="20pt" style:font-size-asian="20pt" style:font-size-complex="20pt"/>
    </style:style>
    <style:style style:name="ce13" style:family="table-cell" style:parent-style-name="Default">
      <style:table-cell-properties fo:border-bottom="none" fo:background-color="#999999" fo:border-left="none" fo:border-right="0.002cm solid #000000" fo:border-top="none"/>
    </style:style>
    <style:style style:name="ce14" style:family="table-cell" style:parent-style-name="Default">
      <style:table-cell-properties fo:border-bottom="0.002cm solid #000000" fo:background-color="#999999" fo:border-left="none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Datum</text:p>
          </table:table-cell>
          <table:table-cell office:value-type="string">
            <text:p>Leonard</text:p>
          </table:table-cell>
          <table:table-cell office:value-type="string">
            <text:p>Sönke</text:p>
          </table:table-cell>
          <table:table-cell office:value-type="string">
            <text:p>Liam</text:p>
          </table:table-cell>
          <table:table-cell office:value-type="string">
            <text:p>Daniel</text:p>
          </table:table-cell>
          <table:table-cell office:value-type="string">
            <text:p>Nabil</text:p>
          </table:table-cell>
          <table:table-cell office:value-type="string">
            <text:p>Yoshcsiasid</text:p>
          </table:table-cell>
          <table:table-cell office:value-type="string">
            <text:p>Niclas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06.06.2016</text:p>
            <text:p>Schule</text:p>
          </table:table-cell>
          <table:table-cell table:style-name="ce2" office:value-type="string" table:number-columns-spanned="7" table:number-rows-spanned="1">
            <text:p>Idee + grobe Aufteilung + Entwurf</text:p>
          </table:table-cell>
          <table:covered-table-cell table:number-columns-repeated="5" table:style-name="ce6"/>
          <table:covered-table-cell table:style-name="ce11"/>
          <table:table-cell table:number-columns-repeated="1016"/>
        </table:table-row>
        <table:table-row table:style-name="ro3">
          <table:table-cell table:style-name="ce1" office:value-type="string">
            <text:p>08.06.2016</text:p>
            <text:p>Schule</text:p>
          </table:table-cell>
          <table:table-cell table:style-name="ce2" office:value-type="string" table:number-columns-spanned="7" table:number-rows-spanned="1">
            <text:p>Aufteilung und Erstellen der Klassen des Entwurfsdiagramms</text:p>
          </table:table-cell>
          <table:covered-table-cell table:number-columns-repeated="5" table:style-name="ce7"/>
          <table:covered-table-cell table:style-name="ce12"/>
          <table:table-cell table:number-columns-repeated="1016"/>
        </table:table-row>
        <table:table-row table:style-name="ro3">
          <table:table-cell table:style-name="ce1" office:value-type="string">
            <text:p>08.06.2016</text:p>
            <text:p>15:00-19:00</text:p>
          </table:table-cell>
          <table:table-cell table:style-name="ce3" office:value-type="string" table:number-columns-spanned="2" table:number-rows-spanned="1">
            <text:p>View Erstellung :</text:p>
            <text:p>View Manager</text:p>
            <text:p>Batch</text:p>
            <text:p>ShaderProgram</text:p>
            <text:p>VertexAttrib</text:p>
            <text:p>VertexBuffer</text:p>
            <text:p>VertexData</text:p>
            <text:p>Utilities :</text:p>
            <text:p>OrthographicCamera </text:p>
            <text:p>Vector2</text:p>
            <text:p>Matrix4</text:p>
          </table:table-cell>
          <table:covered-table-cell/>
          <table:table-cell table:style-name="ce8" table:number-columns-repeated="4"/>
          <table:table-cell table:style-name="ce13"/>
          <table:table-cell table:number-columns-repeated="1016"/>
        </table:table-row>
        <table:table-row table:style-name="ro3">
          <table:table-cell table:style-name="ce1" office:value-type="string">
            <text:p>10.06.2016</text:p>
            <text:p>Schule</text:p>
          </table:table-cell>
          <table:table-cell table:style-name="ce4" office:value-type="string">
            <text:p>Textures :</text:p>
            <text:p>ViewManager</text:p>
            <text:p>Batch</text:p>
            <text:p>Texture</text:p>
            <text:p>Itexture</text:p>
            <text:p>TextureRegion <text:s/></text:p>
          </table:table-cell>
          <table:table-cell table:style-name="ce4" office:value-type="string">
            <text:p>Utility:</text:p>
            <text:p>Utility</text:p>
            <text:p/>
            <text:p>View:</text:p>
            <text:p>ViewComponent</text:p>
            <text:p>Button</text:p>
            <text:p>Label</text:p>
            <text:p>View</text:p>
          </table:table-cell>
          <table:table-cell table:style-name="ce9"/>
          <table:table-cell table:style-name="ce9" office:value-type="string">
            <text:p>Gegner KI:</text:p>
            <text:p>Graph</text:p>
            <text:p>Enemy</text:p>
            <text:p>EnemyHandler</text:p>
            <text:p>EnemyType</text:p>
          </table:table-cell>
          <table:table-cell table:style-name="ce9" table:number-columns-repeated="2"/>
          <table:table-cell table:style-name="ce4"/>
          <table:table-cell table:number-columns-repeated="1016"/>
        </table:table-row>
        <table:table-row table:style-name="ro3">
          <table:table-cell table:style-name="ce1" office:value-type="string">
            <text:p>10.06.2016</text:p>
            <text:p>15:00-19:00</text:p>
          </table:table-cell>
          <table:table-cell table:style-name="ce5" office:value-type="string">
            <text:p>Extended View Stuff :</text:p>
            <text:p>Batch</text:p>
            <text:p>ViewManager</text:p>
            <text:p>PostProcessingManager</text:p>
            <text:p>FrameBuffer</text:p>
            <text:p>BitmapFont</text:p>
          </table:table-cell>
          <table:table-cell table:style-name="ce4" office:value-type="string">
            <text:p>View Stuff:</text:p>
            <text:p>Keyboard + Mouse</text:p>
            <text:p>ViewManager</text:p>
            <text:p>View</text:p>
            <text:p>ViewComponent</text:p>
            <text:p>Button</text:p>
            <text:p/>
            <text:p/>
          </table:table-cell>
          <table:table-cell table:style-name="ce10" table:number-columns-repeated="4"/>
          <table:table-cell table:style-name="ce14"/>
          <table:table-cell table:number-columns-repeated="1016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11.06.2016</text:date>, <text:time>09:5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55S</meta:editing-duration>
    <meta:editing-cycles>3</meta:editing-cycles>
    <meta:generator>OpenOffice/4.1.2$Win32 OpenOffice.org_project/412m3$Build-9782</meta:generator>
    <dc:date>2016-06-11T09:51:32.28</dc:date>
    <dc:creator>Sönke Tiemann</dc:creator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